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Professor Glass</text:p>
      <text:p text:style-name="P1">English 1113-010</text:p>
      <text:p text:style-name="P1">11 October 2006</text:p>
      <text:p text:style-name="P2">A Classification of Computer Operating Systems</text:p>
      <text:p text:style-name="P3"><text:tab/>Every computer must run an operating system in order for it to be usable. Since there are many different types of computers, there are also many different kinds of operating systems for those computers. Three of the most common operating systems are Microsoft Windows, Apple Mac OS X, and UNIX.</text:p>
      <text:p text:style-name="P3"><text:tab/>Microsoft Windows is the most popular operating system. According to International Data Corporation's vice president, Windows is installed on 90% of all computers in the world, so most people are used to Windows and understand it. This doesn't exactly mean that it's the easiest to use operating system in the world or anything – in fact, it actually isn't. It only runs on “Intel compatible” computers, which are most of the computers around today, rather than more efficient processors. Microsoft Windows has a long history of crashing, due to inexperienced programmers at Microsoft, “backwards compatibility” problems, or poorly written drivers. Microsoft Windows XP, based on Microsoft Windows NT, which was derived from IBM's OS/2, solves most of these crashing issues, but older operating systems, such as Microsoft Windows 98, which Microsoft developed entirely themselves, had major issues. The most common was the so-called “Blue Screen of Death,” named after the blue fatal error screens with cryptic messages that users of Windows, especially Windows 98, commonly experience. In my opinion, IBM's programmers are incredibly more experienced than Microsoft's programmers, because Windows XP is far more stable than Windows 98, which is to be expected because of IBM's involvement in Windows NT. The one thing that Windows has going for it is that it's compatible with nearly every piece of hardware or software available on the market, which is why a lot of people don't question their use of Windows when it does things no sane operating system should do, like lose English homework, or mysteriously die.</text:p>
      <text:p text:style-name="P3"><text:tab/>Another popular operating system is Apple Mac OS X. The number one goal with this operating system is to make it usable. The number two goal is to be the most stable operating system on the planet, and I believe it is. It's designed to make sense to users who have never used a computer before, without needing someone explaining it. For example, Apple Macintosh computers are bundled with one button mice to eliminate the confusion over which button to press in a given circumstance. The latest mice that are bundled with Apple Macintosh computers are actually two button mice with the second button being disabled by default, for more experienced users. The operating system that ships with Apple Macintosh computers, Mac OS X, is designed around things people do, and comes with many applications centered around this idea, such as iPhoto, a photo album, iMovie, a movie maker, iTunes, a music library, iCal, a calendar, and so on. These applications are called iLife, which is bundled with Mac OS X. Mac OS X is compatible with a lot of hardware, because it has generic support for all kinds of devices, but it sometimes will not be able to utilize all of the features of a given device. Mac OS X seems like a perfect operating system, but unfortunately, it only runs on Apple Macintosh computers, which are often expensive.</text:p>
      <text:p text:style-name="P3"><text:tab/>The UNIX-type operating systems (pronounced “you nicks”) are also popular. UNIX-type operating systems originate from many places. Most large information technology companies make their own version of UNIX. For example, IBM, Sun, SCO, Microsoft, and even Apple have or have had a version of UNIX. There are also free UNIX-type operating systems, such as the Berkeley Software Distribution (BSD) and Linux operating systems. Unlike Mac OS X and Windows, these operating systems all can look very different, or may not even have a user interface. Oftentimes, the user interfaces of the different UNIX-type operating systems are confusing and designed for programmers or system administrators rather than ordinary users, because UNIX-type operating systems are typically used on servers and high-performance workstations, partially because they are the most secure operating systems in the world, and partially due to their utilitarian design. Friendlier UNIX-type operating systems such as Linux are starting to emerge in the desktop computer market, pre-installed on PCs that people can buy from Wal-Mart. In my opinion, UNIX could excel in the home market if it didn't have compatibility issues. Oftentimes, cheap computer hardware only works in Windows due to the fact that the hardware is actually driven by software, and the hardware manufacturers do not create drivers for other operating systems. This hurdle is easily overcome by purchasing good quality hardware. I also believe that UNIX-type operating systems like Linux would be an excellent choice for a cheap computer, since many different versions (or “distributions,” as they're popularly called) are available from the Internet free of charge, the $200 a person might spend on a copy of Windows is returned to their pockets, and they get an operating system that is as good as or better than Windows.</text:p>
      <text:p text:style-name="P3"><text:tab/>When talking about operating systems, there are many more choices than Windows, Mac OS X, and UNIX, but most of them are obsolete or very new and therefore unpopular. The most secure class of operating systems is UNIX and its derivatives since they've had 25 years of security auditing. Windows really only has had about 5 years of serious auditing. Quite possibly the best operating system is Mac OS X. Not only is it easy, fast, and intuitive to use, but it's very secure because it is based on UNIX. On Mac OS X, I have never had to install a printer driver, run an “Add Printer Wizard”, or go through hoops. On Mac OS X, all I ever had to do was plug the printer in and then pick Print from the File menu. No configuration was ever necessary. More importantly, Mac OS X is designed by Apple for people. Because Mac OS X isn't the most popular operating system, Apple has to innovate and try to make something useful. In contrast, Microsoft doesn't have to innovate – people will use their product regardless of whether or not they innovate. UNIX has its place as well – on servers. The more “desktop-friendly” UNIX clones, like FreeBSD and Linux constantly innovate with technologies such as FreeDesktop.org's Xgl and version 2.6 of the Linux kernel, making them a good choice for people who want the security and reliability of Mac OS X without the cost, or for people who want a powerful operating system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10-09T09:51:20</meta:creation-date>
    <dc:date>2006-10-20T10:19:59</dc:date>
    <dc:language>en-US</dc:language>
    <meta:editing-cycles>15</meta:editing-cycles>
    <meta:editing-duration>PT1H55M46S</meta:editing-duration>
    <meta:user-defined meta:name="Info 1"/>
    <meta:user-defined meta:name="Info 2"/>
    <meta:user-defined meta:name="Info 3"/>
    <meta:user-defined meta:name="Info 4"/>
    <meta:document-statistic meta:table-count="0" meta:image-count="0" meta:object-count="0" meta:page-count="4" meta:paragraph-count="11" meta:word-count="1106" meta:character-count="6636"/>
  </office:meta>
</office:document-meta>
</file>